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path draw:style-name="gr1" draw:layer="layout" svg:width="2.4cm" svg:height="2cm" svg:x="0cm" svg:y="0cm" svg:viewBox="0 0 2401 2001" svg:d="m0 2001c0-1601 2401-401 2401-2001">
            <text:p/>
          </draw:path>
          <draw:line draw:style-name="gr1" draw:layer="layout" svg:x1="2.4cm" svg:y1="0cm" svg:x2="3.2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variable_nonlinear_part</dc:title>
    <meta:creation-date>2011-02-07T17:17:2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